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97.99pt"/>
    </style:style>
    <style:style style:name="co7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3" table:style-name="ta1">
        <table:shapes>
          <draw:frame draw:z-index="0" draw:style-name="gr1" draw:text-style-name="P1" svg:width="662.54pt" svg:height="509.73pt" svg:x="742.48pt" svg:y="246.22pt">
            <loext:p draw:notify-on-update-of-ranges="data3.I1:data3.I1 data3.I2:data3.I19 data3.J1:data3.J1 data3.J2:data3.J19 data3.I1:data3.I1 data3.I2:data3.I19 data3.K1:data3.K1 data3.K2:data3.K19 data3.I1:data3.I1 data3.I2:data3.I19 data3.L1:data3.L1 data3.L2:data3.L19 data3.I1:data3.I1 data3.I2:data3.I19 data3.M1:data3.M1 data3.M2:data3.M19 data3.I1:data3.I1 data3.I2:data3.I19 data3.N1:data3.N1 data3.N2:data3.N19 data3.I1:data3.I1 data3.I2:data3.I19 data3.O1:data3.O1 data3.O2:data3.O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Padding Size</text:p>
          </table:table-cell>
          <table:table-cell office:value-type="string" calcext:value-type="string">
            <text:p>Fix #1 with 1 thread</text:p>
          </table:table-cell>
          <table:table-cell office:value-type="string" calcext:value-type="string">
            <text:p>Fix #1 with 2 threads</text:p>
          </table:table-cell>
          <table:table-cell office:value-type="string" calcext:value-type="string">
            <text:p>Fix #1 with 4 threads</text:p>
          </table:table-cell>
          <table:table-cell office:value-type="string" calcext:value-type="string">
            <text:p>Fix #2 with 1 threads</text:p>
          </table:table-cell>
          <table:table-cell office:value-type="string" calcext:value-type="string">
            <text:p>Fix #2 with 2 threads</text:p>
          </table:table-cell>
          <table:table-cell office:value-type="string" calcext:value-type="string">
            <text:p>Fix #2 with 4 threads</text:p>
          </table:table-cell>
          <table:table-cell/>
          <table:table-cell office:value-type="string" calcext:value-type="string">
            <text:p>Padding Size</text:p>
          </table:table-cell>
          <table:table-cell office:value-type="string" calcext:value-type="string">
            <text:p>Fix #1 with 1 thread</text:p>
          </table:table-cell>
          <table:table-cell office:value-type="string" calcext:value-type="string">
            <text:p>Fix #1 with 2 threads</text:p>
          </table:table-cell>
          <table:table-cell office:value-type="string" calcext:value-type="string">
            <text:p>Fix #1 with 4 threads</text:p>
          </table:table-cell>
          <table:table-cell office:value-type="string" calcext:value-type="string">
            <text:p>Fix #2 with 1 threads</text:p>
          </table:table-cell>
          <table:table-cell office:value-type="string" calcext:value-type="string">
            <text:p>Fix #2 with 2 threads</text:p>
          </table:table-cell>
          <table:table-cell office:value-type="string" calcext:value-type="string">
            <text:p>Fix #2 with 4 threa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.273" calcext:value-type="float">
            <text:p>600.273</text:p>
          </table:table-cell>
          <table:table-cell office:value-type="float" office:value="680.085" calcext:value-type="float">
            <text:p>680.085</text:p>
          </table:table-cell>
          <table:table-cell office:value-type="float" office:value="513.932" calcext:value-type="float">
            <text:p>513.932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]/[.$E$2]" office:value-type="float" office:value="0.97101857199012" calcext:value-type="float">
            <text:p>0.971018572</text:p>
          </table:table-cell>
          <table:table-cell table:formula="of:=[.C2]/[.$E$2]" office:value-type="float" office:value="1.10012471913929" calcext:value-type="float">
            <text:p>1.1001247191</text:p>
          </table:table-cell>
          <table:table-cell table:formula="of:=[.D2]/[.$E$2]" office:value-type="float" office:value="0.831350929893609" calcext:value-type="float">
            <text:p>0.8313509299</text:p>
          </table:table-cell>
          <table:table-cell table:formula="of:=[.E2]/[.$E$2]" office:value-type="float" office:value="1" calcext:value-type="float">
            <text:p>1</text:p>
          </table:table-cell>
          <table:table-cell table:formula="of:=[.F2]/[.$E$2]" office:value-type="float" office:value="2.00807520030282" calcext:value-type="float">
            <text:p>2.0080752003</text:p>
          </table:table-cell>
          <table:table-cell table:formula="of:=[.G2]/[.$E$2]" office:value-type="float" office:value="3.93777631112815" calcext:value-type="float">
            <text:p>3.9377763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2.146" calcext:value-type="float">
            <text:p>602.146</text:p>
          </table:table-cell>
          <table:table-cell office:value-type="float" office:value="886.139" calcext:value-type="float">
            <text:p>886.139</text:p>
          </table:table-cell>
          <table:table-cell office:value-type="float" office:value="654.451" calcext:value-type="float">
            <text:p>654.451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3]/[.$E$2]" office:value-type="float" office:value="0.974048389731943" calcext:value-type="float">
            <text:p>0.9740483897</text:p>
          </table:table-cell>
          <table:table-cell table:formula="of:=[.C3]/[.$E$2]" office:value-type="float" office:value="1.43344349381823" calcext:value-type="float">
            <text:p>1.4334434938</text:p>
          </table:table-cell>
          <table:table-cell table:formula="of:=[.D3]/[.$E$2]" office:value-type="float" office:value="1.05865843617405" calcext:value-type="float">
            <text:p>1.0586584362</text:p>
          </table:table-cell>
          <table:table-cell table:formula="of:=[.E3]/[.$E$2]" office:value-type="float" office:value="1" calcext:value-type="float">
            <text:p>1</text:p>
          </table:table-cell>
          <table:table-cell table:formula="of:=[.F3]/[.$E$2]" office:value-type="float" office:value="2.00807520030282" calcext:value-type="float">
            <text:p>2.0080752003</text:p>
          </table:table-cell>
          <table:table-cell table:formula="of:=[.G3]/[.$E$2]" office:value-type="float" office:value="3.93777631112815" calcext:value-type="float">
            <text:p>3.9377763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5.735" calcext:value-type="float">
            <text:p>585.735</text:p>
          </table:table-cell>
          <table:table-cell office:value-type="float" office:value="1116.87" calcext:value-type="float">
            <text:p>1116.87</text:p>
          </table:table-cell>
          <table:table-cell office:value-type="float" office:value="803.869" calcext:value-type="float">
            <text:p>803.869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4]/[.$E$2]" office:value-type="float" office:value="0.947501492262075" calcext:value-type="float">
            <text:p>0.9475014923</text:p>
          </table:table-cell>
          <table:table-cell table:formula="of:=[.C4]/[.$E$2]" office:value-type="float" office:value="1.80668048121206" calcext:value-type="float">
            <text:p>1.8066804812</text:p>
          </table:table-cell>
          <table:table-cell table:formula="of:=[.D4]/[.$E$2]" office:value-type="float" office:value="1.30036121639175" calcext:value-type="float">
            <text:p>1.3003612164</text:p>
          </table:table-cell>
          <table:table-cell table:formula="of:=[.E4]/[.$E$2]" office:value-type="float" office:value="1" calcext:value-type="float">
            <text:p>1</text:p>
          </table:table-cell>
          <table:table-cell table:formula="of:=[.F4]/[.$E$2]" office:value-type="float" office:value="2.00807520030282" calcext:value-type="float">
            <text:p>2.0080752003</text:p>
          </table:table-cell>
          <table:table-cell table:formula="of:=[.G4]/[.$E$2]" office:value-type="float" office:value="3.93777631112815" calcext:value-type="float">
            <text:p>3.9377763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3.117" calcext:value-type="float">
            <text:p>583.117</text:p>
          </table:table-cell>
          <table:table-cell office:value-type="float" office:value="1126.29" calcext:value-type="float">
            <text:p>1126.29</text:p>
          </table:table-cell>
          <table:table-cell office:value-type="float" office:value="745.47" calcext:value-type="float">
            <text:p>745.47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5]/[.$E$2]" office:value-type="float" office:value="0.943266541462239" calcext:value-type="float">
            <text:p>0.9432665415</text:p>
          </table:table-cell>
          <table:table-cell table:formula="of:=[.C5]/[.$E$2]" office:value-type="float" office:value="1.82191853947579" calcext:value-type="float">
            <text:p>1.8219185395</text:p>
          </table:table-cell>
          <table:table-cell table:formula="of:=[.D5]/[.$E$2]" office:value-type="float" office:value="1.20589334329792" calcext:value-type="float">
            <text:p>1.2058933433</text:p>
          </table:table-cell>
          <table:table-cell table:formula="of:=[.E5]/[.$E$2]" office:value-type="float" office:value="1" calcext:value-type="float">
            <text:p>1</text:p>
          </table:table-cell>
          <table:table-cell table:formula="of:=[.F5]/[.$E$2]" office:value-type="float" office:value="2.00807520030282" calcext:value-type="float">
            <text:p>2.0080752003</text:p>
          </table:table-cell>
          <table:table-cell table:formula="of:=[.G5]/[.$E$2]" office:value-type="float" office:value="3.93777631112815" calcext:value-type="float">
            <text:p>3.9377763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4.553" calcext:value-type="float">
            <text:p>594.553</text:p>
          </table:table-cell>
          <table:table-cell office:value-type="float" office:value="1130.19" calcext:value-type="float">
            <text:p>1130.19</text:p>
          </table:table-cell>
          <table:table-cell office:value-type="float" office:value="835.612" calcext:value-type="float">
            <text:p>835.612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6]/[.$E$2]" office:value-type="float" office:value="0.961765738309805" calcext:value-type="float">
            <text:p>0.9617657383</text:p>
          </table:table-cell>
          <table:table-cell table:formula="of:=[.C6]/[.$E$2]" office:value-type="float" office:value="1.82822728971237" calcext:value-type="float">
            <text:p>1.8282272897</text:p>
          </table:table-cell>
          <table:table-cell table:formula="of:=[.D6]/[.$E$2]" office:value-type="float" office:value="1.3517095904327" calcext:value-type="float">
            <text:p>1.3517095904</text:p>
          </table:table-cell>
          <table:table-cell table:formula="of:=[.E6]/[.$E$2]" office:value-type="float" office:value="1" calcext:value-type="float">
            <text:p>1</text:p>
          </table:table-cell>
          <table:table-cell table:formula="of:=[.F6]/[.$E$2]" office:value-type="float" office:value="2.00807520030282" calcext:value-type="float">
            <text:p>2.0080752003</text:p>
          </table:table-cell>
          <table:table-cell table:formula="of:=[.G6]/[.$E$2]" office:value-type="float" office:value="3.93777631112815" calcext:value-type="float">
            <text:p>3.9377763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0.08" calcext:value-type="float">
            <text:p>570.08</text:p>
          </table:table-cell>
          <table:table-cell office:value-type="float" office:value="1134.12" calcext:value-type="float">
            <text:p>1134.12</text:p>
          </table:table-cell>
          <table:table-cell office:value-type="float" office:value="751.407" calcext:value-type="float">
            <text:p>751.407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7]/[.$E$2]" office:value-type="float" office:value="0.922177521761144" calcext:value-type="float">
            <text:p>0.9221775218</text:p>
          </table:table-cell>
          <table:table-cell table:formula="of:=[.C7]/[.$E$2]" office:value-type="float" office:value="1.83458456879692" calcext:value-type="float">
            <text:p>1.8345845688</text:p>
          </table:table-cell>
          <table:table-cell table:formula="of:=[.D7]/[.$E$2]" office:value-type="float" office:value="1.21549720231191" calcext:value-type="float">
            <text:p>1.2154972023</text:p>
          </table:table-cell>
          <table:table-cell table:formula="of:=[.E7]/[.$E$2]" office:value-type="float" office:value="1" calcext:value-type="float">
            <text:p>1</text:p>
          </table:table-cell>
          <table:table-cell table:formula="of:=[.F7]/[.$E$2]" office:value-type="float" office:value="2.00807520030282" calcext:value-type="float">
            <text:p>2.0080752003</text:p>
          </table:table-cell>
          <table:table-cell table:formula="of:=[.G7]/[.$E$2]" office:value-type="float" office:value="3.93777631112815" calcext:value-type="float">
            <text:p>3.9377763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.365" calcext:value-type="float">
            <text:p>596.365</text:p>
          </table:table-cell>
          <table:table-cell office:value-type="float" office:value="1144.19" calcext:value-type="float">
            <text:p>1144.19</text:p>
          </table:table-cell>
          <table:table-cell office:value-type="float" office:value="1276.27" calcext:value-type="float">
            <text:p>1276.27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8]/[.$E$2]" office:value-type="float" office:value="0.964696880727415" calcext:value-type="float">
            <text:p>0.9646968807</text:p>
          </table:table-cell>
          <table:table-cell table:formula="of:=[.C8]/[.$E$2]" office:value-type="float" office:value="1.85087408543342" calcext:value-type="float">
            <text:p>1.8508740854</text:p>
          </table:table-cell>
          <table:table-cell table:formula="of:=[.D8]/[.$E$2]" office:value-type="float" office:value="2.06453042677887" calcext:value-type="float">
            <text:p>2.0645304268</text:p>
          </table:table-cell>
          <table:table-cell table:formula="of:=[.E8]/[.$E$2]" office:value-type="float" office:value="1" calcext:value-type="float">
            <text:p>1</text:p>
          </table:table-cell>
          <table:table-cell table:formula="of:=[.F8]/[.$E$2]" office:value-type="float" office:value="2.00807520030282" calcext:value-type="float">
            <text:p>2.0080752003</text:p>
          </table:table-cell>
          <table:table-cell table:formula="of:=[.G8]/[.$E$2]" office:value-type="float" office:value="3.93777631112815" calcext:value-type="float">
            <text:p>3.9377763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2.676" calcext:value-type="float">
            <text:p>592.676</text:p>
          </table:table-cell>
          <table:table-cell office:value-type="float" office:value="1143.23" calcext:value-type="float">
            <text:p>1143.23</text:p>
          </table:table-cell>
          <table:table-cell office:value-type="float" office:value="1104.8" calcext:value-type="float">
            <text:p>1104.8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9]/[.$E$2]" office:value-type="float" office:value="0.958729450054919" calcext:value-type="float">
            <text:p>0.9587294501</text:p>
          </table:table-cell>
          <table:table-cell table:formula="of:=[.C9]/[.$E$2]" office:value-type="float" office:value="1.84932116229826" calcext:value-type="float">
            <text:p>1.8493211623</text:p>
          </table:table-cell>
          <table:table-cell table:formula="of:=[.D9]/[.$E$2]" office:value-type="float" office:value="1.78715570804398" calcext:value-type="float">
            <text:p>1.787155708</text:p>
          </table:table-cell>
          <table:table-cell table:formula="of:=[.E9]/[.$E$2]" office:value-type="float" office:value="1" calcext:value-type="float">
            <text:p>1</text:p>
          </table:table-cell>
          <table:table-cell table:formula="of:=[.F9]/[.$E$2]" office:value-type="float" office:value="2.00807520030282" calcext:value-type="float">
            <text:p>2.0080752003</text:p>
          </table:table-cell>
          <table:table-cell table:formula="of:=[.G9]/[.$E$2]" office:value-type="float" office:value="3.93777631112815" calcext:value-type="float">
            <text:p>3.9377763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4.465" calcext:value-type="float">
            <text:p>594.465</text:p>
          </table:table-cell>
          <table:table-cell office:value-type="float" office:value="1148.06" calcext:value-type="float">
            <text:p>1148.06</text:p>
          </table:table-cell>
          <table:table-cell office:value-type="float" office:value="1023.2" calcext:value-type="float">
            <text:p>1023.2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0]/[.$E$2]" office:value-type="float" office:value="0.961623387022416" calcext:value-type="float">
            <text:p>0.961623387</text:p>
          </table:table-cell>
          <table:table-cell table:formula="of:=[.C10]/[.$E$2]" office:value-type="float" office:value="1.85713430682202" calcext:value-type="float">
            <text:p>1.8571343068</text:p>
          </table:table-cell>
          <table:table-cell table:formula="of:=[.D10]/[.$E$2]" office:value-type="float" office:value="1.65515724155558" calcext:value-type="float">
            <text:p>1.6551572416</text:p>
          </table:table-cell>
          <table:table-cell table:formula="of:=[.E10]/[.$E$2]" office:value-type="float" office:value="1" calcext:value-type="float">
            <text:p>1</text:p>
          </table:table-cell>
          <table:table-cell table:formula="of:=[.F10]/[.$E$2]" office:value-type="float" office:value="2.00807520030282" calcext:value-type="float">
            <text:p>2.0080752003</text:p>
          </table:table-cell>
          <table:table-cell table:formula="of:=[.G10]/[.$E$2]" office:value-type="float" office:value="3.93777631112815" calcext:value-type="float">
            <text:p>3.9377763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7.023" calcext:value-type="float">
            <text:p>567.023</text:p>
          </table:table-cell>
          <table:table-cell office:value-type="float" office:value="1108.4" calcext:value-type="float">
            <text:p>1108.4</text:p>
          </table:table-cell>
          <table:table-cell office:value-type="float" office:value="1104.59" calcext:value-type="float">
            <text:p>1104.59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1]/[.$E$2]" office:value-type="float" office:value="0.917232432152627" calcext:value-type="float">
            <text:p>0.9172324322</text:p>
          </table:table-cell>
          <table:table-cell table:formula="of:=[.C11]/[.$E$2]" office:value-type="float" office:value="1.79297916980082" calcext:value-type="float">
            <text:p>1.7929791698</text:p>
          </table:table-cell>
          <table:table-cell table:formula="of:=[.D11]/[.$E$2]" office:value-type="float" office:value="1.78681600610816" calcext:value-type="float">
            <text:p>1.7868160061</text:p>
          </table:table-cell>
          <table:table-cell table:formula="of:=[.E11]/[.$E$2]" office:value-type="float" office:value="1" calcext:value-type="float">
            <text:p>1</text:p>
          </table:table-cell>
          <table:table-cell table:formula="of:=[.F11]/[.$E$2]" office:value-type="float" office:value="2.00807520030282" calcext:value-type="float">
            <text:p>2.0080752003</text:p>
          </table:table-cell>
          <table:table-cell table:formula="of:=[.G11]/[.$E$2]" office:value-type="float" office:value="3.93777631112815" calcext:value-type="float">
            <text:p>3.9377763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4.238" calcext:value-type="float">
            <text:p>574.238</text:p>
          </table:table-cell>
          <table:table-cell office:value-type="float" office:value="1128.98" calcext:value-type="float">
            <text:p>1128.98</text:p>
          </table:table-cell>
          <table:table-cell office:value-type="float" office:value="1882.13" calcext:value-type="float">
            <text:p>1882.13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2]/[.$E$2]" office:value-type="float" office:value="0.928903620090296" calcext:value-type="float">
            <text:p>0.9289036201</text:p>
          </table:table-cell>
          <table:table-cell table:formula="of:=[.C12]/[.$E$2]" office:value-type="float" office:value="1.82626995951076" calcext:value-type="float">
            <text:p>1.8262699595</text:p>
          </table:table-cell>
          <table:table-cell table:formula="of:=[.D12]/[.$E$2]" office:value-type="float" office:value="3.04458668788995" calcext:value-type="float">
            <text:p>3.0445866879</text:p>
          </table:table-cell>
          <table:table-cell table:formula="of:=[.E12]/[.$E$2]" office:value-type="float" office:value="1" calcext:value-type="float">
            <text:p>1</text:p>
          </table:table-cell>
          <table:table-cell table:formula="of:=[.F12]/[.$E$2]" office:value-type="float" office:value="2.00807520030282" calcext:value-type="float">
            <text:p>2.0080752003</text:p>
          </table:table-cell>
          <table:table-cell table:formula="of:=[.G12]/[.$E$2]" office:value-type="float" office:value="3.93777631112815" calcext:value-type="float">
            <text:p>3.9377763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7.233" calcext:value-type="float">
            <text:p>577.233</text:p>
          </table:table-cell>
          <table:table-cell office:value-type="float" office:value="1120.71" calcext:value-type="float">
            <text:p>1120.71</text:p>
          </table:table-cell>
          <table:table-cell office:value-type="float" office:value="1355.14" calcext:value-type="float">
            <text:p>1355.14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3]/[.$E$2]" office:value-type="float" office:value="0.933748416746335" calcext:value-type="float">
            <text:p>0.9337484167</text:p>
          </table:table-cell>
          <table:table-cell table:formula="of:=[.C13]/[.$E$2]" office:value-type="float" office:value="1.81289217375269" calcext:value-type="float">
            <text:p>1.8128921738</text:p>
          </table:table-cell>
          <table:table-cell table:formula="of:=[.D13]/[.$E$2]" office:value-type="float" office:value="2.19211276810166" calcext:value-type="float">
            <text:p>2.1921127681</text:p>
          </table:table-cell>
          <table:table-cell table:formula="of:=[.E13]/[.$E$2]" office:value-type="float" office:value="1" calcext:value-type="float">
            <text:p>1</text:p>
          </table:table-cell>
          <table:table-cell table:formula="of:=[.F13]/[.$E$2]" office:value-type="float" office:value="2.00807520030282" calcext:value-type="float">
            <text:p>2.0080752003</text:p>
          </table:table-cell>
          <table:table-cell table:formula="of:=[.G13]/[.$E$2]" office:value-type="float" office:value="3.93777631112815" calcext:value-type="float">
            <text:p>3.93777631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5.554" calcext:value-type="float">
            <text:p>575.554</text:p>
          </table:table-cell>
          <table:table-cell office:value-type="float" office:value="1109.58" calcext:value-type="float">
            <text:p>1109.58</text:p>
          </table:table-cell>
          <table:table-cell office:value-type="float" office:value="2245.1" calcext:value-type="float">
            <text:p>2245.1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4]/[.$E$2]" office:value-type="float" office:value="0.931032418888075" calcext:value-type="float">
            <text:p>0.9310324189</text:p>
          </table:table-cell>
          <table:table-cell table:formula="of:=[.C14]/[.$E$2]" office:value-type="float" office:value="1.79488797115445" calcext:value-type="float">
            <text:p>1.7948879712</text:p>
          </table:table-cell>
          <table:table-cell table:formula="of:=[.D14]/[.$E$2]" office:value-type="float" office:value="3.63173721952348" calcext:value-type="float">
            <text:p>3.6317372195</text:p>
          </table:table-cell>
          <table:table-cell table:formula="of:=[.E14]/[.$E$2]" office:value-type="float" office:value="1" calcext:value-type="float">
            <text:p>1</text:p>
          </table:table-cell>
          <table:table-cell table:formula="of:=[.F14]/[.$E$2]" office:value-type="float" office:value="2.00807520030282" calcext:value-type="float">
            <text:p>2.0080752003</text:p>
          </table:table-cell>
          <table:table-cell table:formula="of:=[.G14]/[.$E$2]" office:value-type="float" office:value="3.93777631112815" calcext:value-type="float">
            <text:p>3.9377763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9.455" calcext:value-type="float">
            <text:p>579.455</text:p>
          </table:table-cell>
          <table:table-cell office:value-type="float" office:value="1144.17" calcext:value-type="float">
            <text:p>1144.17</text:p>
          </table:table-cell>
          <table:table-cell office:value-type="float" office:value="2239.32" calcext:value-type="float">
            <text:p>2239.32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5]/[.$E$2]" office:value-type="float" office:value="0.937342786752919" calcext:value-type="float">
            <text:p>0.9373427868</text:p>
          </table:table-cell>
          <table:table-cell table:formula="of:=[.C15]/[.$E$2]" office:value-type="float" office:value="1.8508417328681" calcext:value-type="float">
            <text:p>1.8508417329</text:p>
          </table:table-cell>
          <table:table-cell table:formula="of:=[.D15]/[.$E$2]" office:value-type="float" office:value="3.62238732814722" calcext:value-type="float">
            <text:p>3.6223873281</text:p>
          </table:table-cell>
          <table:table-cell table:formula="of:=[.E15]/[.$E$2]" office:value-type="float" office:value="1" calcext:value-type="float">
            <text:p>1</text:p>
          </table:table-cell>
          <table:table-cell table:formula="of:=[.F15]/[.$E$2]" office:value-type="float" office:value="2.00807520030282" calcext:value-type="float">
            <text:p>2.0080752003</text:p>
          </table:table-cell>
          <table:table-cell table:formula="of:=[.G15]/[.$E$2]" office:value-type="float" office:value="3.93777631112815" calcext:value-type="float">
            <text:p>3.9377763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6.438" calcext:value-type="float">
            <text:p>596.438</text:p>
          </table:table-cell>
          <table:table-cell office:value-type="float" office:value="1155.47" calcext:value-type="float">
            <text:p>1155.47</text:p>
          </table:table-cell>
          <table:table-cell office:value-type="float" office:value="2281.75" calcext:value-type="float">
            <text:p>2281.75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6]/[.$E$2]" office:value-type="float" office:value="0.964814967590818" calcext:value-type="float">
            <text:p>0.9648149676</text:p>
          </table:table-cell>
          <table:table-cell table:formula="of:=[.C16]/[.$E$2]" office:value-type="float" office:value="1.86912093227152" calcext:value-type="float">
            <text:p>1.8691209323</text:p>
          </table:table-cell>
          <table:table-cell table:formula="of:=[.D16]/[.$E$2]" office:value-type="float" office:value="3.69102329546466" calcext:value-type="float">
            <text:p>3.6910232955</text:p>
          </table:table-cell>
          <table:table-cell table:formula="of:=[.E16]/[.$E$2]" office:value-type="float" office:value="1" calcext:value-type="float">
            <text:p>1</text:p>
          </table:table-cell>
          <table:table-cell table:formula="of:=[.F16]/[.$E$2]" office:value-type="float" office:value="2.00807520030282" calcext:value-type="float">
            <text:p>2.0080752003</text:p>
          </table:table-cell>
          <table:table-cell table:formula="of:=[.G16]/[.$E$2]" office:value-type="float" office:value="3.93777631112815" calcext:value-type="float">
            <text:p>3.9377763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1.644" calcext:value-type="float">
            <text:p>591.644</text:p>
          </table:table-cell>
          <table:table-cell office:value-type="float" office:value="1135.18" calcext:value-type="float">
            <text:p>1135.18</text:p>
          </table:table-cell>
          <table:table-cell office:value-type="float" office:value="2263.87" calcext:value-type="float">
            <text:p>2263.87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7]/[.$E$2]" office:value-type="float" office:value="0.957060057684624" calcext:value-type="float">
            <text:p>0.9570600577</text:p>
          </table:table-cell>
          <table:table-cell table:formula="of:=[.C17]/[.$E$2]" office:value-type="float" office:value="1.83629925475866" calcext:value-type="float">
            <text:p>1.8362992548</text:p>
          </table:table-cell>
          <table:table-cell table:formula="of:=[.D17]/[.$E$2]" office:value-type="float" office:value="3.66210010207234" calcext:value-type="float">
            <text:p>3.6621001021</text:p>
          </table:table-cell>
          <table:table-cell table:formula="of:=[.E17]/[.$E$2]" office:value-type="float" office:value="1" calcext:value-type="float">
            <text:p>1</text:p>
          </table:table-cell>
          <table:table-cell table:formula="of:=[.F17]/[.$E$2]" office:value-type="float" office:value="2.00807520030282" calcext:value-type="float">
            <text:p>2.0080752003</text:p>
          </table:table-cell>
          <table:table-cell table:formula="of:=[.G17]/[.$E$2]" office:value-type="float" office:value="3.93777631112815" calcext:value-type="float">
            <text:p>3.9377763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4.492" calcext:value-type="float">
            <text:p>584.492</text:p>
          </table:table-cell>
          <table:table-cell office:value-type="float" office:value="1133.52" calcext:value-type="float">
            <text:p>1133.52</text:p>
          </table:table-cell>
          <table:table-cell office:value-type="float" office:value="2256.78" calcext:value-type="float">
            <text:p>2256.78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18]/[.$E$2]" office:value-type="float" office:value="0.945490780327699" calcext:value-type="float">
            <text:p>0.9454907803</text:p>
          </table:table-cell>
          <table:table-cell table:formula="of:=[.C18]/[.$E$2]" office:value-type="float" office:value="1.83361399183745" calcext:value-type="float">
            <text:p>1.8336139918</text:p>
          </table:table-cell>
          <table:table-cell table:formula="of:=[.D18]/[.$E$2]" office:value-type="float" office:value="3.6506311176679" calcext:value-type="float">
            <text:p>3.6506311177</text:p>
          </table:table-cell>
          <table:table-cell table:formula="of:=[.E18]/[.$E$2]" office:value-type="float" office:value="1" calcext:value-type="float">
            <text:p>1</text:p>
          </table:table-cell>
          <table:table-cell table:formula="of:=[.F18]/[.$E$2]" office:value-type="float" office:value="2.00807520030282" calcext:value-type="float">
            <text:p>2.0080752003</text:p>
          </table:table-cell>
          <table:table-cell table:formula="of:=[.G18]/[.$E$2]" office:value-type="float" office:value="3.93777631112815" calcext:value-type="float">
            <text:p>3.93777631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0.364" calcext:value-type="float">
            <text:p>570.364</text:p>
          </table:table-cell>
          <table:table-cell office:value-type="float" office:value="1112.14" calcext:value-type="float">
            <text:p>1112.14</text:p>
          </table:table-cell>
          <table:table-cell office:value-type="float" office:value="2198.69" calcext:value-type="float">
            <text:p>2198.69</text:p>
          </table:table-cell>
          <table:table-cell office:value-type="float" office:value="618.189" calcext:value-type="float">
            <text:p>618.189</text:p>
          </table:table-cell>
          <table:table-cell office:value-type="float" office:value="1241.37" calcext:value-type="float">
            <text:p>1241.37</text:p>
          </table:table-cell>
          <table:table-cell office:value-type="float" office:value="2434.29" calcext:value-type="float">
            <text:p>2434.29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19]/[.$E$2]" office:value-type="float" office:value="0.922636928188629" calcext:value-type="float">
            <text:p>0.9226369282</text:p>
          </table:table-cell>
          <table:table-cell table:formula="of:=[.C19]/[.$E$2]" office:value-type="float" office:value="1.79902909951487" calcext:value-type="float">
            <text:p>1.7990290995</text:p>
          </table:table-cell>
          <table:table-cell table:formula="of:=[.D19]/[.$E$2]" office:value-type="float" office:value="3.5566630917082" calcext:value-type="float">
            <text:p>3.5566630917</text:p>
          </table:table-cell>
          <table:table-cell table:formula="of:=[.E19]/[.$E$2]" office:value-type="float" office:value="1" calcext:value-type="float">
            <text:p>1</text:p>
          </table:table-cell>
          <table:table-cell table:formula="of:=[.F19]/[.$E$2]" office:value-type="float" office:value="2.00807520030282" calcext:value-type="float">
            <text:p>2.0080752003</text:p>
          </table:table-cell>
          <table:table-cell table:formula="of:=[.G19]/[.$E$2]" office:value-type="float" office:value="3.93777631112815" calcext:value-type="float">
            <text:p>3.9377763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3:47:19.489308899</dc:date>
    <meta:editing-duration>PT13M42S</meta:editing-duration>
    <meta:editing-cycles>1</meta:editing-cycles>
    <meta:document-statistic meta:table-count="1" meta:cell-count="26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374cm" svg:height="17.983cm" xlink:href=".." xlink:type="simple" chart:class="chart:scatter" chart:style-name="ch1">
        <chart:title svg:x="8.931cm" svg:y="0.495cm" chart:style-name="ch2">
          <text:p>Speed-up vs. Padding Size</text:p>
        </chart:title>
        <chart:legend chart:legend-position="bottom" svg:x="5.184cm" svg:y="16.702cm" style:legend-expansion="wide" chart:style-name="ch3"/>
        <chart:plot-area chart:style-name="ch4" table:cell-range-address="data3.I1:data3.O19" chart:data-source-has-labels="row" svg:x="1.478cm" svg:y="1.633cm" svg:width="21.429cm" svg:height="13.729cm">
          <chartooo:coordinate-region svg:x="2.205cm" svg:y="1.832cm" svg:width="20.515cm" svg:height="12.883cm"/>
          <chart:axis chart:dimension="x" chart:name="primary-x" chart:style-name="ch5">
            <chart:title svg:x="9.171cm" svg:y="15.721cm" chart:style-name="ch6">
              <text:p>Padding Size (in 4 bytes or size of 1 float)</text:p>
            </chart:title>
          </chart:axis>
          <chart:axis chart:dimension="y" chart:name="primary-y" chart:style-name="ch5">
            <chart:title svg:x="0.451cm" svg:y="12.034cm" chart:style-name="ch7">
              <text:p>Speed-up (compared to unparallel performance)</text:p>
            </chart:title>
            <chart:grid chart:style-name="ch8" chart:class="major"/>
          </chart:axis>
          <chart:series chart:style-name="ch9" chart:values-cell-range-address="data3.J2:data3.J19" chart:label-cell-address="data3.J1:data3.J1" chart:class="chart:scatter">
            <chart:domain table:cell-range-address="data3.I2:data3.I19"/>
            <chart:data-point chart:repeated="18"/>
          </chart:series>
          <chart:series chart:style-name="ch10" chart:values-cell-range-address="data3.K2:data3.K19" chart:label-cell-address="data3.K1:data3.K1" chart:class="chart:scatter">
            <chart:data-point chart:repeated="18"/>
          </chart:series>
          <chart:series chart:style-name="ch11" chart:values-cell-range-address="data3.L2:data3.L19" chart:label-cell-address="data3.L1:data3.L1" chart:class="chart:scatter">
            <chart:data-point chart:repeated="18"/>
          </chart:series>
          <chart:series chart:style-name="ch12" chart:values-cell-range-address="data3.M2:data3.M19" chart:label-cell-address="data3.M1:data3.M1" chart:class="chart:scatter">
            <chart:data-point chart:repeated="18"/>
          </chart:series>
          <chart:series chart:style-name="ch13" chart:values-cell-range-address="data3.N2:data3.N19" chart:label-cell-address="data3.N1:data3.N1" chart:class="chart:scatter">
            <chart:data-point chart:repeated="18"/>
          </chart:series>
          <chart:series chart:style-name="ch14" chart:values-cell-range-address="data3.O2:data3.O19" chart:label-cell-address="data3.O1:data3.O1" chart:class="chart:scatte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ix #1 with 1 thread</text:p>
                <draw:g>
                  <svg:desc>data3.J1:data3.J1</svg:desc>
                </draw:g>
              </table:table-cell>
              <table:table-cell office:value-type="string">
                <text:p>Fix #1 with 2 threads</text:p>
                <draw:g>
                  <svg:desc>data3.K1:data3.K1</svg:desc>
                </draw:g>
              </table:table-cell>
              <table:table-cell office:value-type="string">
                <text:p>Fix #1 with 4 threads</text:p>
                <draw:g>
                  <svg:desc>data3.L1:data3.L1</svg:desc>
                </draw:g>
              </table:table-cell>
              <table:table-cell office:value-type="string">
                <text:p>Fix #2 with 1 threads</text:p>
                <draw:g>
                  <svg:desc>data3.M1:data3.M1</svg:desc>
                </draw:g>
              </table:table-cell>
              <table:table-cell office:value-type="string">
                <text:p>Fix #2 with 2 threads</text:p>
                <draw:g>
                  <svg:desc>data3.N1:data3.N1</svg:desc>
                </draw:g>
              </table:table-cell>
              <table:table-cell office:value-type="string">
                <text:p>Fix #2 with 4 threads</text:p>
                <draw:g>
                  <svg:desc>data3.O1:data3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3.I2:data3.I19</svg:desc>
                </draw:g>
              </table:table-cell>
              <table:table-cell office:value-type="float" office:value="0.97101857199012">
                <text:p>0.97101857199012</text:p>
                <draw:g>
                  <svg:desc>data3.J2:data3.J19</svg:desc>
                </draw:g>
              </table:table-cell>
              <table:table-cell office:value-type="float" office:value="1.10012471913929">
                <text:p>1.10012471913929</text:p>
                <draw:g>
                  <svg:desc>data3.K2:data3.K19</svg:desc>
                </draw:g>
              </table:table-cell>
              <table:table-cell office:value-type="float" office:value="0.831350929893609">
                <text:p>0.831350929893609</text:p>
                <draw:g>
                  <svg:desc>data3.L2:data3.L19</svg:desc>
                </draw:g>
              </table:table-cell>
              <table:table-cell office:value-type="float" office:value="1">
                <text:p>1</text:p>
                <draw:g>
                  <svg:desc>data3.M2:data3.M19</svg:desc>
                </draw:g>
              </table:table-cell>
              <table:table-cell office:value-type="float" office:value="2.00807520030282">
                <text:p>2.00807520030282</text:p>
                <draw:g>
                  <svg:desc>data3.N2:data3.N19</svg:desc>
                </draw:g>
              </table:table-cell>
              <table:table-cell office:value-type="float" office:value="3.93777631112815">
                <text:p>3.93777631112815</text:p>
                <draw:g>
                  <svg:desc>data3.O2:data3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74048389731943">
                <text:p>0.974048389731943</text:p>
              </table:table-cell>
              <table:table-cell office:value-type="float" office:value="1.43344349381823">
                <text:p>1.43344349381823</text:p>
              </table:table-cell>
              <table:table-cell office:value-type="float" office:value="1.05865843617405">
                <text:p>1.05865843617405</text:p>
              </table:table-cell>
              <table:table-cell office:value-type="float" office:value="1">
                <text:p>1</text:p>
              </table:table-cell>
              <table:table-cell office:value-type="float" office:value="2.00807520030282">
                <text:p>2.00807520030282</text:p>
              </table:table-cell>
              <table:table-cell office:value-type="float" office:value="3.93777631112815">
                <text:p>3.93777631112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47501492262075">
                <text:p>0.947501492262075</text:p>
              </table:table-cell>
              <table:table-cell office:value-type="float" office:value="1.80668048121206">
                <text:p>1.80668048121206</text:p>
              </table:table-cell>
              <table:table-cell office:value-type="float" office:value="1.30036121639175">
                <text:p>1.30036121639175</text:p>
              </table:table-cell>
              <table:table-cell office:value-type="float" office:value="1">
                <text:p>1</text:p>
              </table:table-cell>
              <table:table-cell office:value-type="float" office:value="2.00807520030282">
                <text:p>2.00807520030282</text:p>
              </table:table-cell>
              <table:table-cell office:value-type="float" office:value="3.93777631112815">
                <text:p>3.93777631112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43266541462239">
                <text:p>0.943266541462239</text:p>
              </table:table-cell>
              <table:table-cell office:value-type="float" office:value="1.82191853947579">
                <text:p>1.82191853947579</text:p>
              </table:table-cell>
              <table:table-cell office:value-type="float" office:value="1.20589334329792">
                <text:p>1.20589334329792</text:p>
              </table:table-cell>
              <table:table-cell office:value-type="float" office:value="1">
                <text:p>1</text:p>
              </table:table-cell>
              <table:table-cell office:value-type="float" office:value="2.00807520030282">
                <text:p>2.00807520030282</text:p>
              </table:table-cell>
              <table:table-cell office:value-type="float" office:value="3.93777631112815">
                <text:p>3.93777631112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61765738309805">
                <text:p>0.961765738309805</text:p>
              </table:table-cell>
              <table:table-cell office:value-type="float" office:value="1.82822728971237">
                <text:p>1.82822728971237</text:p>
              </table:table-cell>
              <table:table-cell office:value-type="float" office:value="1.3517095904327">
                <text:p>1.3517095904327</text:p>
              </table:table-cell>
              <table:table-cell office:value-type="float" office:value="1">
                <text:p>1</text:p>
              </table:table-cell>
              <table:table-cell office:value-type="float" office:value="2.00807520030282">
                <text:p>2.00807520030282</text:p>
              </table:table-cell>
              <table:table-cell office:value-type="float" office:value="3.93777631112815">
                <text:p>3.93777631112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22177521761144">
                <text:p>0.922177521761144</text:p>
              </table:table-cell>
              <table:table-cell office:value-type="float" office:value="1.83458456879692">
                <text:p>1.83458456879692</text:p>
              </table:table-cell>
              <table:table-cell office:value-type="float" office:value="1.21549720231191">
                <text:p>1.21549720231191</text:p>
              </table:table-cell>
              <table:table-cell office:value-type="float" office:value="1">
                <text:p>1</text:p>
              </table:table-cell>
              <table:table-cell office:value-type="float" office:value="2.00807520030282">
                <text:p>2.00807520030282</text:p>
              </table:table-cell>
              <table:table-cell office:value-type="float" office:value="3.93777631112815">
                <text:p>3.93777631112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64696880727415">
                <text:p>0.964696880727415</text:p>
              </table:table-cell>
              <table:table-cell office:value-type="float" office:value="1.85087408543342">
                <text:p>1.85087408543342</text:p>
              </table:table-cell>
              <table:table-cell office:value-type="float" office:value="2.06453042677887">
                <text:p>2.06453042677887</text:p>
              </table:table-cell>
              <table:table-cell office:value-type="float" office:value="1">
                <text:p>1</text:p>
              </table:table-cell>
              <table:table-cell office:value-type="float" office:value="2.00807520030282">
                <text:p>2.00807520030282</text:p>
              </table:table-cell>
              <table:table-cell office:value-type="float" office:value="3.93777631112815">
                <text:p>3.93777631112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58729450054919">
                <text:p>0.958729450054919</text:p>
              </table:table-cell>
              <table:table-cell office:value-type="float" office:value="1.84932116229826">
                <text:p>1.84932116229826</text:p>
              </table:table-cell>
              <table:table-cell office:value-type="float" office:value="1.78715570804398">
                <text:p>1.78715570804398</text:p>
              </table:table-cell>
              <table:table-cell office:value-type="float" office:value="1">
                <text:p>1</text:p>
              </table:table-cell>
              <table:table-cell office:value-type="float" office:value="2.00807520030282">
                <text:p>2.00807520030282</text:p>
              </table:table-cell>
              <table:table-cell office:value-type="float" office:value="3.93777631112815">
                <text:p>3.93777631112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61623387022416">
                <text:p>0.961623387022416</text:p>
              </table:table-cell>
              <table:table-cell office:value-type="float" office:value="1.85713430682202">
                <text:p>1.85713430682202</text:p>
              </table:table-cell>
              <table:table-cell office:value-type="float" office:value="1.65515724155558">
                <text:p>1.65515724155558</text:p>
              </table:table-cell>
              <table:table-cell office:value-type="float" office:value="1">
                <text:p>1</text:p>
              </table:table-cell>
              <table:table-cell office:value-type="float" office:value="2.00807520030282">
                <text:p>2.00807520030282</text:p>
              </table:table-cell>
              <table:table-cell office:value-type="float" office:value="3.93777631112815">
                <text:p>3.93777631112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17232432152627">
                <text:p>0.917232432152627</text:p>
              </table:table-cell>
              <table:table-cell office:value-type="float" office:value="1.79297916980082">
                <text:p>1.79297916980082</text:p>
              </table:table-cell>
              <table:table-cell office:value-type="float" office:value="1.78681600610816">
                <text:p>1.78681600610816</text:p>
              </table:table-cell>
              <table:table-cell office:value-type="float" office:value="1">
                <text:p>1</text:p>
              </table:table-cell>
              <table:table-cell office:value-type="float" office:value="2.00807520030282">
                <text:p>2.00807520030282</text:p>
              </table:table-cell>
              <table:table-cell office:value-type="float" office:value="3.93777631112815">
                <text:p>3.9377763111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28903620090296">
                <text:p>0.928903620090296</text:p>
              </table:table-cell>
              <table:table-cell office:value-type="float" office:value="1.82626995951076">
                <text:p>1.82626995951076</text:p>
              </table:table-cell>
              <table:table-cell office:value-type="float" office:value="3.04458668788995">
                <text:p>3.04458668788995</text:p>
              </table:table-cell>
              <table:table-cell office:value-type="float" office:value="1">
                <text:p>1</text:p>
              </table:table-cell>
              <table:table-cell office:value-type="float" office:value="2.00807520030282">
                <text:p>2.00807520030282</text:p>
              </table:table-cell>
              <table:table-cell office:value-type="float" office:value="3.93777631112815">
                <text:p>3.93777631112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33748416746335">
                <text:p>0.933748416746335</text:p>
              </table:table-cell>
              <table:table-cell office:value-type="float" office:value="1.81289217375269">
                <text:p>1.81289217375269</text:p>
              </table:table-cell>
              <table:table-cell office:value-type="float" office:value="2.19211276810166">
                <text:p>2.19211276810166</text:p>
              </table:table-cell>
              <table:table-cell office:value-type="float" office:value="1">
                <text:p>1</text:p>
              </table:table-cell>
              <table:table-cell office:value-type="float" office:value="2.00807520030282">
                <text:p>2.00807520030282</text:p>
              </table:table-cell>
              <table:table-cell office:value-type="float" office:value="3.93777631112815">
                <text:p>3.93777631112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31032418888075">
                <text:p>0.931032418888075</text:p>
              </table:table-cell>
              <table:table-cell office:value-type="float" office:value="1.79488797115445">
                <text:p>1.79488797115445</text:p>
              </table:table-cell>
              <table:table-cell office:value-type="float" office:value="3.63173721952348">
                <text:p>3.63173721952348</text:p>
              </table:table-cell>
              <table:table-cell office:value-type="float" office:value="1">
                <text:p>1</text:p>
              </table:table-cell>
              <table:table-cell office:value-type="float" office:value="2.00807520030282">
                <text:p>2.00807520030282</text:p>
              </table:table-cell>
              <table:table-cell office:value-type="float" office:value="3.93777631112815">
                <text:p>3.93777631112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37342786752919">
                <text:p>0.937342786752919</text:p>
              </table:table-cell>
              <table:table-cell office:value-type="float" office:value="1.8508417328681">
                <text:p>1.8508417328681</text:p>
              </table:table-cell>
              <table:table-cell office:value-type="float" office:value="3.62238732814722">
                <text:p>3.62238732814722</text:p>
              </table:table-cell>
              <table:table-cell office:value-type="float" office:value="1">
                <text:p>1</text:p>
              </table:table-cell>
              <table:table-cell office:value-type="float" office:value="2.00807520030282">
                <text:p>2.00807520030282</text:p>
              </table:table-cell>
              <table:table-cell office:value-type="float" office:value="3.93777631112815">
                <text:p>3.93777631112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64814967590818">
                <text:p>0.964814967590818</text:p>
              </table:table-cell>
              <table:table-cell office:value-type="float" office:value="1.86912093227152">
                <text:p>1.86912093227152</text:p>
              </table:table-cell>
              <table:table-cell office:value-type="float" office:value="3.69102329546466">
                <text:p>3.69102329546466</text:p>
              </table:table-cell>
              <table:table-cell office:value-type="float" office:value="1">
                <text:p>1</text:p>
              </table:table-cell>
              <table:table-cell office:value-type="float" office:value="2.00807520030282">
                <text:p>2.00807520030282</text:p>
              </table:table-cell>
              <table:table-cell office:value-type="float" office:value="3.93777631112815">
                <text:p>3.93777631112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57060057684624">
                <text:p>0.957060057684624</text:p>
              </table:table-cell>
              <table:table-cell office:value-type="float" office:value="1.83629925475866">
                <text:p>1.83629925475866</text:p>
              </table:table-cell>
              <table:table-cell office:value-type="float" office:value="3.66210010207234">
                <text:p>3.66210010207234</text:p>
              </table:table-cell>
              <table:table-cell office:value-type="float" office:value="1">
                <text:p>1</text:p>
              </table:table-cell>
              <table:table-cell office:value-type="float" office:value="2.00807520030282">
                <text:p>2.00807520030282</text:p>
              </table:table-cell>
              <table:table-cell office:value-type="float" office:value="3.93777631112815">
                <text:p>3.93777631112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45490780327699">
                <text:p>0.945490780327699</text:p>
              </table:table-cell>
              <table:table-cell office:value-type="float" office:value="1.83361399183745">
                <text:p>1.83361399183745</text:p>
              </table:table-cell>
              <table:table-cell office:value-type="float" office:value="3.6506311176679">
                <text:p>3.6506311176679</text:p>
              </table:table-cell>
              <table:table-cell office:value-type="float" office:value="1">
                <text:p>1</text:p>
              </table:table-cell>
              <table:table-cell office:value-type="float" office:value="2.00807520030282">
                <text:p>2.00807520030282</text:p>
              </table:table-cell>
              <table:table-cell office:value-type="float" office:value="3.93777631112815">
                <text:p>3.93777631112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22636928188629">
                <text:p>0.922636928188629</text:p>
              </table:table-cell>
              <table:table-cell office:value-type="float" office:value="1.79902909951487">
                <text:p>1.79902909951487</text:p>
              </table:table-cell>
              <table:table-cell office:value-type="float" office:value="3.5566630917082">
                <text:p>3.5566630917082</text:p>
              </table:table-cell>
              <table:table-cell office:value-type="float" office:value="1">
                <text:p>1</text:p>
              </table:table-cell>
              <table:table-cell office:value-type="float" office:value="2.00807520030282">
                <text:p>2.00807520030282</text:p>
              </table:table-cell>
              <table:table-cell office:value-type="float" office:value="3.93777631112815">
                <text:p>3.93777631112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